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  <style:text-properties officeooo:rsid="00062e9e" officeooo:paragraph-rsid="00062e9e"/>
    </style:style>
    <style:style style:name="P2" style:family="paragraph" style:parent-style-name="Heading_20_2">
      <style:paragraph-properties fo:text-align="justify" style:justify-single-word="false"/>
      <style:text-properties officeooo:rsid="00062e9e" officeooo:paragraph-rsid="00062e9e"/>
    </style:style>
    <style:style style:name="P3" style:family="paragraph" style:parent-style-name="Text_20_body" style:list-style-name="L1">
      <style:paragraph-properties fo:text-align="justify" style:justify-single-word="false"/>
      <style:text-properties style:font-name="Liberation Sans1" officeooo:rsid="00062e9e" officeooo:paragraph-rsid="00062e9e"/>
    </style:style>
    <style:style style:name="P4" style:family="paragraph" style:parent-style-name="Text_20_body" style:list-style-name="L2">
      <style:paragraph-properties fo:text-align="justify" style:justify-single-word="false"/>
      <style:text-properties officeooo:rsid="00062e9e" officeooo:paragraph-rsid="00062e9e"/>
    </style:style>
    <style:style style:name="P5" style:family="paragraph" style:parent-style-name="Text_20_body" style:list-style-name="L3">
      <style:paragraph-properties fo:text-align="justify" style:justify-single-word="false"/>
      <style:text-properties officeooo:rsid="0007e7f6" officeooo:paragraph-rsid="0007e7f6"/>
    </style:style>
    <style:style style:name="P6" style:family="paragraph" style:parent-style-name="Text_20_body">
      <style:paragraph-properties fo:text-align="justify" style:justify-single-word="false"/>
      <style:text-properties officeooo:rsid="0007e7f6" officeooo:paragraph-rsid="0007e7f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e7f6"/>
    </style:style>
    <style:style style:name="T3" style:family="text">
      <style:text-properties fo:font-weight="bold" officeooo:rsid="0007e7f6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.2 Zjednoczenie Niemiec</text:h>
      <text:h text:style-name="P2" text:outline-level="2">1. Wielkie czy małe Niemcy?</text:h>
      <text:list text:style-name="L1">
        <text:list-item>
          <text:p text:style-name="P3">Ba podstawie postanowień kongresu wiedeńskiego, istniał Związek Niemiecki na czele z Austrią, rządzoną przez Habsburgów. Mimo to jej dominacja była zagrożona, ponieważ do roli hegemona wśród państw niemieckich pretendowały Prusy.</text:p>
        </text:list-item>
        <text:list-item>
          <text:p text:style-name="P3"><text:span text:style-name="T1">W 1861 roku</text:span> na pruskim tronie zasiadł <text:span text:style-name="T1">Wilhelm I Hohenzollern</text:span>.</text:p>
        </text:list-item>
        <text:list-item>
          <text:p text:style-name="P3"><text:span text:style-name="T1">W 1862 roku</text:span> stanowsko kanclerza objął <text:span text:style-name="T1">Otto von Bismarck</text:span>, którego celem było zjednoczenie Niemiec „krwią i żelazem” (militarnie).</text:p>
        </text:list-item>
      </text:list>
      <text:h text:style-name="P2" text:outline-level="2">2. Związek Północnoniemiecki</text:h>
      <text:list text:style-name="L2">
        <text:list-item>
          <text:p text:style-name="P4">Po uzyskaniu poparcia Austrii Bismarc<text:span text:style-name="T2">k</text:span> rozpoczął konflikt zbrojny z Danią. Pretekstem stała się kwestia zamieszkiwanych przez Niemców księstw Szlezwiku <text:line-break/>i Holsztynu, które Dania zajęła w połowie XIX w. mimo prostestów Związku Niemieckiego. Prusy zatrzymały Szlezwik, Austria Holsztyn.</text:p>
        </text:list-item>
        <text:list-item>
          <text:p text:style-name="P4"><text:span text:style-name="T1">1866</text:span> – bitwa pod <text:span text:style-name="T1">Sadową</text:span>, armia austriacko-saska ponosi klęskę. Konflikt kończy pokój w Pradze:</text:p>
          <text:list>
            <text:list-item>
              <text:p text:style-name="P4">Prusy otrzymały Holsztyn,</text:p>
            </text:list-item>
            <text:list-item>
              <text:p text:style-name="P4">Włochy – Wenecję,</text:p>
            </text:list-item>
            <text:list-item>
              <text:p text:style-name="P4">pokonany cesarz Franciczek Józef I pozwolił na rozwiązanie Związku Niemieckiego.</text:p>
            </text:list-item>
          </text:list>
        </text:list-item>
        <text:list-item>
          <text:p text:style-name="P4">Umożliwiło to Bismarckowi utworzenie w 1867 roku <text:span text:style-name="T1">Związku Północnoniemieck</text:span><text:span text:style-name="T3">ie</text:span><text:span text:style-name="T1">go</text:span>, obejmującego 19 państwa na północ od rzeki Men. Jego dziedzicznym przewodniczącym ustanowiono króla pruskiego.</text:p>
        </text:list-item>
      </text:list>
      <text:h text:style-name="P2" text:outline-level="2">3. Wojna z Francją i zjednoczenie Niemiec</text:h>
      <text:list text:style-name="L3">
        <text:list-item>
          <text:p text:style-name="P5">Bismarck wiedział, że nie zjednoczy kraju bez pokonania Francji pod wodzą <text:span text:style-name="T1">Napoleona III</text:span> (który uważał się za protektora krajów południowoniemieckich). Wykorzystująć w korespondencji z Napoleonem skróconą wersję depeszy emskiej, obraźliwej dla cesarza, sprowokował go do Ataku.</text:p>
        </text:list-item>
        <text:list-item>
          <text:p text:style-name="P5"><text:span text:style-name="T1">W 1870 roku</text:span> Francja pewna zwycięstwa wypowiedziała wojnę Prusom, jednak ci byli już na to przygotowani i szybko pokonali wojska francuskie, które otoczone <text:line-break/>w twierdzy <text:span text:style-name="T1">Sedan</text:span>, skapitulowały, a do niewoli dostał się sam cesarz Napoleon III.</text:p>
        </text:list-item>
        <text:list-item>
          <text:p text:style-name="P5"><text:span text:style-name="T1">10 maja 1871 roku</text:span> podpisano francusko-niemiecki pokój <text:span text:style-name="T1">we Frankfurcie</text:span>. Na jego mocy Francja utraciła leżące na pograniczu dwie sporne krainy: Alzację i Lotaryngię i została zmuszona zapłacić Niemcom ogromne reparacje.</text:p>
        </text:list-item>
      </text:list>
      <text:p text:style-name="P6"/>
      <text:list text:continue-numbering="true" text:style-name="L3">
        <text:list-item>
          <text:p text:style-name="P5"><text:soft-page-break/><text:span text:style-name="T1">18 stycznia 1871 roku</text:span> w okupowanym Wersalu Niemcy ogłosili powstanie <text:span text:style-name="T1">II Rzeszy Niemieckiej</text:span> pod berłem cesarskim <text:span text:style-name="T1">Wilhelma I</text:span>.</text:p>
        </text:list-item>
        <text:list-item>
          <text:p text:style-name="P5">Zjednoczone Niemcy stały się największą potęgą kontynentalnej Europy – drugiej co do liczby ludności krajem Europy (po Rosji), dysponującym potężną armią <text:line-break/>i szybko rozwijającym się przemysłem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iberation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iberation Sans2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Liberation Sans3" fo:font-family="'Liberation Sans'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Liberation Sans" style:font-family-complex="'Liberation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iberation Sans" style:font-family-complex="'Liberation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" style:font-family-complex="'Liberation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5T20:10:09.233095802</meta:creation-date>
    <dc:date>2025-10-25T20:31:41.814290209</dc:date>
    <meta:editing-duration>PT8M57S</meta:editing-duration>
    <meta:editing-cycles>1</meta:editing-cycles>
    <meta:document-statistic meta:table-count="0" meta:image-count="0" meta:object-count="0" meta:page-count="2" meta:paragraph-count="18" meta:word-count="323" meta:character-count="2285" meta:non-whitespace-character-count="1988"/>
    <meta:generator>LibreOffice/25.8.2.2$Linux_X86_64 LibreOffice_project/580$Build-2</meta:generator>
  </office:meta>
</office:document-meta>
</file>